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646in" table:align="left"/>
    </style:style>
    <style:style style:name="Table1.A" style:family="table-column">
      <style:table-column-properties style:column-width="1.8854in"/>
    </style:style>
    <style:style style:name="Table1.B" style:family="table-column">
      <style:table-column-properties style:column-width="0.4792in"/>
    </style:style>
    <style:style style:name="Table1.1" style:family="table-row">
      <style:table-row-properties style:min-row-height="0.268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3.0625in" table:align="left"/>
    </style:style>
    <style:style style:name="Table2.A" style:family="table-column">
      <style:table-column-properties style:column-width="2.0417in"/>
    </style:style>
    <style:style style:name="Table2.B" style:family="table-column">
      <style:table-column-properties style:column-width="1.0208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fo:language="en" fo:country="US"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fo:language="en" fo:country="US"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2pt" fo:language="en" fo:country="US" style:text-underline-style="none" style:font-size-asian="12pt" style:font-size-complex="12pt"/>
    </style:style>
    <style:style style:name="P7"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0pt" fo:language="en" fo:country="US"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fo:break-before="page"/>
      <style:text-properties fo:font-size="16pt" fo:language="en" fo:country="US" style:text-underline-style="solid" style:text-underline-width="auto" style:text-underline-color="font-color" fo:font-weight="normal" style:font-size-asian="16pt" style:font-weight-asian="normal" style:font-size-complex="16pt" style:font-weight-complex="normal"/>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Standard" style:list-style-name="L1">
      <style:paragraph-properties fo:text-align="start" style:justify-single-word="false"/>
      <style:text-properties fo:font-size="16pt" fo:language="en" fo:country="US" style:text-underline-style="none"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CCI Puck - Mark II</text:p>
      <text:p text:style-name="P1"/>
      <text:p text:style-name="P1">[PIC]</text:p>
      <text:p text:style-name="P1"/>
      <text:p text:style-name="P1"/>
      <text:p text:style-name="P2">SSHS InvenTeam 2010-2011</text:p>
      <text:p text:style-name="P2"/>
      <text:p text:style-name="P2"/>
      <text:p text:style-name="P9">Table of Contents</text:p>
      <text:p text:style-name="P3"/>
      <text:list xml:id="list41653760" text:style-name="L1">
        <text:list-item>
          <text:p text:style-name="P11">Quick Start</text:p>
        </text:list-item>
        <text:list-item>
          <text:p text:style-name="P11">Overview and Features</text:p>
        </text:list-item>
        <text:list-item>
          <text:p text:style-name="P11">General Usage</text:p>
        </text:list-item>
        <text:list-item>
          <text:p text:style-name="P11">Notes and Information</text:p>
        </text:list-item>
        <text:list-item>
          <text:p text:style-name="P11">Problems and Maintenance</text:p>
        </text:list-item>
        <text:list-item>
          <text:p text:style-name="P11">Appendix A – Assembly and Disassembly</text:p>
        </text:list-item>
      </text:list>
      <text:p text:style-name="P4"/>
      <text:p text:style-name="P7">Manual revised: January 10th, 2011. </text:p>
      <text:p text:style-name="P7">Latest puck firmware: v6. </text:p>
      <text:p text:style-name="P7"/>
      <text:p text:style-name="P9">Chapter 1 – Quick Start</text:p>
      <text:p text:style-name="P3"/>
      <text:p text:style-name="P7"><text:tab/>The ICCI puck is designed with ease of use in mind. Follow these abbreviated instructions to use your puck right away:</text:p>
      <text:p text:style-name="P7"/>
      <text:p text:style-name="P7">Step 1: Power on the puck by pressing the power button on the bottom of the puck (see fig. A). The button is recessed, so use a pen or paperclip to press it if you cannot reach it with your finger.</text:p>
      <text:p text:style-name="P7"/>
      <text:p text:style-name="P7">[FIG. A] – Underside w/arrow to power btn</text:p>
      <text:p text:style-name="P7"/>
      <text:p text:style-name="P7">Step 2: After the start up sequence finishes (the three center indicator lights illuminate sequentially), the current battery status is shown. If there are 3 or more lights lit, you have enough power to go on to step 4. If only one or two lights are lit, or if the first light blinks rapidly, then the puck needs to be charged. Go to step 3. </text:p>
      <text:p text:style-name="P7"/>
      <text:p text:style-name="P7">Step 3: Plug in the included charger and let the puck charge for at least two hours. The puck may shut off after 15 minutes to speed up charging. The single light separate from the 5-segment bar indicates that the battery is charging. When it goes out, the battery is fully charged.</text:p>
      <text:p text:style-name="P7"/>
      <text:p text:style-name="P7">Step 4: Follow the instructions for the rest of the ICCI system. Once the Wiimote, projector and software are set up, the ICCI puck may be used to move and click the mouse. </text:p>
      <text:p text:style-name="P7"/>
      <text:p text:style-name="P7">Step 5: The puck will power off after two hours or if the battery gets too low. When you wish to power it off, press the power button on the underside of the puck again. The first light in the group will blink rapidly, indicating that the puck is shutting down. When the puck is off, none of the lights will illuminate unless the puck is charging.</text:p>
      <text:p text:style-name="P7"/>
      <text:p text:style-name="P7"/>
      <text:p text:style-name="P7">Please read the rest of the manual to fully understand all the features of the ICCI puck. </text:p>
      <text:p text:style-name="P7"/>
      <text:p text:style-name="P7"/>
      <text:p text:style-name="P9">Chapter 2 – Overview and Features</text:p>
      <text:p text:style-name="P5"/>
      <text:p text:style-name="P7">The ICCI puck Mark II is the best way to make use of the ICCI system. It features:</text:p>
      <text:list xml:id="list41653708" text:style-name="L2">
        <text:list-item>
          <text:p text:style-name="P13">Wireless (IR-based) communication with the computer</text:p>
        </text:list-item>
        <text:list-item>
          <text:p text:style-name="P13">Smart control electronics</text:p>
        </text:list-item>
        <text:list-item>
          <text:p text:style-name="P13">Self-contained battery circuitry</text:p>
        </text:list-item>
        <text:list-item>
          <text:p text:style-name="P13">Self-contained charger</text:p>
        </text:list-item>
        <text:list-item>
          <text:p text:style-name="P13">Fully enclosed design for child-safe use</text:p>
        </text:list-item>
        <text:list-item>
          <text:p text:style-name="P13">Sturdy and robust assembly, but easy to open</text:p>
        </text:list-item>
      </text:list>
      <text:p text:style-name="P7"/>
      <text:p text:style-name="P7">The puck uses a built-in lithium ion battery for hours of run time. It employs a powerful AVR core to handle all puck functions in a power-saving fashion. The simple design and mechanics are easy for children to learn. The whole top surface is a button, reducing frustration. The puck can be disassembled with some simple tools, enabling the owner to replace the battery themselves. The AVR core is also accessible, enabling technicians to flash new firmware to the device or debug issues that may arise.</text:p>
      <text:p text:style-name="P7"/>
      <text:p text:style-name="P7"/>
      <text:p text:style-name="P9">Chapter 3 – General Usage</text:p>
      <text:p text:style-name="P3"/>
      <text:p text:style-name="P7"><text:tab/>The ICCI puck is a very simple piece of equipment to use. When you first receive it, it will be partially charged. Find the included charging adapter in the box. Plug in the wall brick first, then plug the barrel connector into the socket on the underside of the puck (see fig. B).</text:p>
      <text:p text:style-name="P7"/>
      <text:p text:style-name="P7">[FIG. B] – underside with arrow to power port. Circle area that will get warm.</text:p>
      <text:p text:style-name="P7"/>
      <text:p text:style-name="P7">During charging, the base and top may become warm. This is normal. To ensure proper heat flow, keep the puck upright while charging. This can be done with the including charging base, or by placing a book underneath the puck. Do not let the puck rest on the charging cable, as it will damage the wires (see fig. C).</text:p>
      <text:p text:style-name="P7"/>
      <text:p text:style-name="P7">[FIG C.] - diagrams of right and wrong ways to sit puck.</text:p>
      <text:p text:style-name="P7"/>
      <text:p text:style-name="P6"><text:span text:style-name="T1">Refer to figure D for locating the indicator lights. The 5 lights in a row each have a number (1 through 5) associated with them. During normal operation, the lights indicate how much power is left in the battery. For example, if 4 out of 5 lights are illuminated, then the battery has 80% power. During the power-up phase, the 2</text:span><text:span text:style-name="T2">nd</text:span><text:span text:style-name="T1">, 3</text:span><text:span text:style-name="T2">rd</text:span><text:span text:style-name="T1"> and 4</text:span><text:span text:style-name="T2">th</text:span><text:span text:style-name="T1"> lights illuminate sequentially. This is just a display pattern, it does not indicate power level. After the puck finishes powering up, the lights return to indicating power level. If the puck is running on battery power, the lights will dim noticeably. This is intentional; it saves power. If the puck is charging, the lights will be at full brightness and the uppermost lit light will fade in and out. This indicates the current state of charge. Once the battery is fully charged, all the lights will stay fully illuminated. The charge current light (see fig. D) indicates that the charging circuit is using power. It will shut off once the battery is totally charged, but it will turn back on (dimly) if the puck is powered on while plugged in. The battery may be sufficiently charged before the current light goes out, so refer to the indicator light bar for an accurate measure of the battery charge.</text:span></text:p>
      <text:p text:style-name="P7"/>
      <text:p text:style-name="P7">[FIG. D] – top shot with indicator lights labeled.</text:p>
      <text:p text:style-name="P7"/>
      <text:p text:style-name="P6"><text:span text:style-name="T1">The puck draws power whenever it is on, so it is recommended to power it off when charging (it will auto-shutdown after 15 minutes while charging). When the power button is pressed and the puck is on, the 1</text:span><text:span text:style-name="T2">st</text:span><text:span text:style-name="T1"> light flashes rapidly, indicating that the puck is powering down. If this seems to happen spontaneously, the battery may be dead. Charge the puck to continue use. During charging, however, the IR communication is disabled to save power. You cannot use the puck as a mouse while it is charging.</text:span></text:p>
      <text:p text:style-name="P7"/>
      <text:p text:style-name="P7">The indicator lights have other uses during debugging procedures. See chapter 5 for details.</text:p>
      <text:p text:style-name="P7"/>
      <text:p text:style-name="P7"/>
      <text:p text:style-name="P9">Chapter 4 – Notes and Information</text:p>
      <text:p text:style-name="P3"/>
      <text:p text:style-name="P7">Physical properties:</text:p>
      <text:p text:style-name="P7"/>
      <table:table table:name="Table1" table:style-name="Table1">
        <table:table-column table:style-name="Table1.A"/>
        <table:table-column table:style-name="Table1.B"/>
        <table:table-row table:style-name="Table1.1">
          <table:table-cell table:style-name="Table1.A1" office:value-type="string">
            <text:p text:style-name="P10">Height</text:p>
          </table:table-cell>
          <table:table-cell table:style-name="Table1.B1" office:value-type="string">
            <text:p text:style-name="P10">2.25"</text:p>
          </table:table-cell>
        </table:table-row>
        <table:table-row table:style-name="Table1.1">
          <table:table-cell table:style-name="Table1.A2" office:value-type="string">
            <text:p text:style-name="P10">Width (Diameter)</text:p>
          </table:table-cell>
          <table:table-cell table:style-name="Table1.B2" office:value-type="string">
            <text:p text:style-name="P10">8.25"</text:p>
          </table:table-cell>
        </table:table-row>
        <table:table-row table:style-name="Table1.1">
          <table:table-cell table:style-name="Table1.A2" office:value-type="string">
            <text:p text:style-name="P10">Weight (with battery)</text:p>
          </table:table-cell>
          <table:table-cell table:style-name="Table1.B2" office:value-type="string">
            <text:p text:style-name="P10">?</text:p>
          </table:table-cell>
        </table:table-row>
        <table:table-row table:style-name="Table1.1">
          <table:table-cell table:style-name="Table1.A2" office:value-type="string">
            <text:p text:style-name="P10">LED spacing (across)</text:p>
          </table:table-cell>
          <table:table-cell table:style-name="Table1.B2" office:value-type="string">
            <text:p text:style-name="P10">5"</text:p>
          </table:table-cell>
        </table:table-row>
        <table:table-row table:style-name="Table1.1">
          <table:table-cell table:style-name="Table1.A2" office:value-type="string">
            <text:p text:style-name="P10">LED Spacing (adjacent)</text:p>
          </table:table-cell>
          <table:table-cell table:style-name="Table1.B2" office:value-type="string">
            <text:p text:style-name="P10">3.5"</text:p>
          </table:table-cell>
        </table:table-row>
        <table:table-row table:style-name="Table1.1">
          <table:table-cell table:style-name="Table1.A2" office:value-type="string">
            <text:p text:style-name="P10">Bolt access hole diameter</text:p>
          </table:table-cell>
          <table:table-cell table:style-name="Table1.B2" office:value-type="string">
            <text:p text:style-name="P10">0.5"</text:p>
          </table:table-cell>
        </table:table-row>
        <table:table-row table:style-name="Table1.1">
          <table:table-cell table:style-name="Table1.A2" office:value-type="string">
            <text:p text:style-name="P10">Bolt recess depth (approx.)</text:p>
          </table:table-cell>
          <table:table-cell table:style-name="Table1.B2" office:value-type="string">
            <text:p text:style-name="P10">1.25"</text:p>
          </table:table-cell>
        </table:table-row>
        <table:table-row table:style-name="Table1.1">
          <table:table-cell table:style-name="Table1.A2" office:value-type="string">
            <text:p text:style-name="P10">PCB width</text:p>
          </table:table-cell>
          <table:table-cell table:style-name="Table1.B2" office:value-type="string">
            <text:p text:style-name="P10">3.25"</text:p>
          </table:table-cell>
        </table:table-row>
        <table:table-row table:style-name="Table1.1">
          <table:table-cell table:style-name="Table1.A2" office:value-type="string">
            <text:p text:style-name="P10">PCB length</text:p>
          </table:table-cell>
          <table:table-cell table:style-name="Table1.B2" office:value-type="string">
            <text:p text:style-name="P10">4"</text:p>
          </table:table-cell>
        </table:table-row>
      </table:table>
      <text:p text:style-name="P7"/>
      <text:p text:style-name="P7"/>
      <text:p text:style-name="P7">Electrical properties:</text:p>
      <text:p text:style-name="P7"/>
      <table:table table:name="Table2" table:style-name="Table2">
        <table:table-column table:style-name="Table2.A"/>
        <table:table-column table:style-name="Table2.B"/>
        <table:table-row>
          <table:table-cell table:style-name="Table2.A1" office:value-type="string">
            <text:p text:style-name="P10">Battery chemistry</text:p>
          </table:table-cell>
          <table:table-cell table:style-name="Table2.B1" office:value-type="string">
            <text:p text:style-name="P10">Lithium Ion</text:p>
          </table:table-cell>
        </table:table-row>
        <table:table-row>
          <table:table-cell table:style-name="Table2.A2" office:value-type="string">
            <text:p text:style-name="P10">Battery capacity</text:p>
          </table:table-cell>
          <table:table-cell table:style-name="Table2.B2" office:value-type="string">
            <text:p text:style-name="P10">900 mAh</text:p>
          </table:table-cell>
        </table:table-row>
        <table:table-row>
          <table:table-cell table:style-name="Table2.A2" office:value-type="string">
            <text:p text:style-name="P10">Battery voltage (nominal)</text:p>
          </table:table-cell>
          <table:table-cell table:style-name="Table2.B2" office:value-type="string">
            <text:p text:style-name="P10">3.7v</text:p>
          </table:table-cell>
        </table:table-row>
        <table:table-row>
          <table:table-cell table:style-name="Table2.A2" office:value-type="string">
            <text:p text:style-name="P10">Battery voltage (max)</text:p>
          </table:table-cell>
          <table:table-cell table:style-name="Table2.B2" office:value-type="string">
            <text:p text:style-name="P10">4.2v</text:p>
          </table:table-cell>
        </table:table-row>
        <table:table-row>
          <table:table-cell table:style-name="Table2.A2" office:value-type="string">
            <text:p text:style-name="P10">Battery voltage (min)</text:p>
          </table:table-cell>
          <table:table-cell table:style-name="Table2.B2" office:value-type="string">
            <text:p text:style-name="P10">3.0v</text:p>
          </table:table-cell>
        </table:table-row>
        <table:table-row>
          <table:table-cell table:style-name="Table2.A2" office:value-type="string">
            <text:p text:style-name="P10">Charging current draw (max)</text:p>
          </table:table-cell>
          <table:table-cell table:style-name="Table2.B2" office:value-type="string">
            <text:p text:style-name="P10">?</text:p>
          </table:table-cell>
        </table:table-row>
        <table:table-row>
          <table:table-cell table:style-name="Table2.A2" office:value-type="string">
            <text:p text:style-name="P10">Charging voltage (min)</text:p>
          </table:table-cell>
          <table:table-cell table:style-name="Table2.B2" office:value-type="string">
            <text:p text:style-name="P10">6v</text:p>
          </table:table-cell>
        </table:table-row>
        <table:table-row>
          <table:table-cell table:style-name="Table2.A2" office:value-type="string">
            <text:p text:style-name="P10">Charging voltage (max)*</text:p>
          </table:table-cell>
          <table:table-cell table:style-name="Table2.B2" office:value-type="string">
            <text:p text:style-name="P10">12v</text:p>
          </table:table-cell>
        </table:table-row>
      </table:table>
      <text:p text:style-name="P8">*The circuit is capable of taking voltages in excess of 36v, but the heat generated at voltages over 12v can damage the puck and circuit.</text:p>
      <text:p text:style-name="P7"/>
      <text:p text:style-name="P7">Misc. Notes:</text:p>
      <text:p text:style-name="P7"/>
      <text:p text:style-name="P7"><text:tab/>The puck may (incorrectly) indicate a charging state if the power adapter is plugged into the puck but not plugged into the wall. If the charge current light is not lit, then the puck is not char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6pt" style:font-size-asian="16pt" style:font-size-complex="1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35M38S</meta:editing-duration>
    <meta:editing-cycles>14</meta:editing-cycles>
    <meta:generator>OpenOffice.org/3.2$Win32 OpenOffice.org_project/320m18$Build-9502</meta:generator>
    <dc:date>2011-01-10T21:54:17.08</dc:date>
    <dc:creator>Zootboy Z. Cracker</dc:creator>
    <meta:document-statistic meta:table-count="2" meta:image-count="0" meta:object-count="0" meta:page-count="6" meta:paragraph-count="79" meta:word-count="1116" meta:character-count="6190"/>
    <meta:user-defined meta:name="Info 1"/>
    <meta:user-defined meta:name="Info 2"/>
    <meta:user-defined meta:name="Info 3"/>
    <meta:user-defined meta:name="Info 4"/>
  </office:meta>
</office:document-meta>
</file>